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14pt"/>
    </style:style>
    <style:style style:name="co2" style:family="table-column">
      <style:table-column-properties fo:break-before="auto" style:column-width="115.26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124.5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GPS Number</text:p>
          </table:table-cell>
          <table:table-cell office:value-type="string" calcext:value-type="string">
            <text:p>Transformation Runtime</text:p>
          </table:table-cell>
          <table:table-cell table:style-name="Default" office:value-type="string" calcext:value-type="string">
            <text:p>Init Runtime</text:p>
          </table:table-cell>
          <table:table-cell table:style-name="Default" office:value-type="string" calcext:value-type="string">
            <text:p>Mean Simulation Runtime</text:p>
          </table:table-cell>
          <table:table-cell table:style-name="Default" office:value-type="string" calcext:value-type="string">
            <text:p>Mean Stochastic Runtime</text:p>
          </table:table-cell>
          <table:table-cell table:style-name="Default" office:value-type="string" calcext:value-type="string">
            <text:p>Mean Deterministic Run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7" calcext:value-type="float">
            <text:p>0.507</text:p>
          </table:table-cell>
          <table:table-cell office:value-type="float" office:value="5.02987313270569" calcext:value-type="float">
            <text:p>5.02987313270569</text:p>
          </table:table-cell>
          <table:table-cell table:style-name="ce1" office:value-type="float" office:value="0.000705122947692871" calcext:value-type="float">
            <text:p>0.000705122947693</text:p>
          </table:table-cell>
          <table:table-cell office:value-type="float" office:value="0.000436067581176758" calcext:value-type="float">
            <text:p>0.000436067581177</text:p>
          </table:table-cell>
          <table:table-cell office:value-type="float" office:value="0.00031578540802002" calcext:value-type="float">
            <text:p>0.000315785408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345" calcext:value-type="float">
            <text:p>0.345</text:p>
          </table:table-cell>
          <table:table-cell table:style-name="ce1" office:value-type="float" office:value="7.12117505073547" calcext:value-type="float">
            <text:p>7.12117505073547</text:p>
          </table:table-cell>
          <table:table-cell table:style-name="ce1" office:value-type="float" office:value="0.0012812614440918" calcext:value-type="float">
            <text:p>0.001281261444092</text:p>
          </table:table-cell>
          <table:table-cell office:value-type="float" office:value="0.000661730766296387" calcext:value-type="float">
            <text:p>0.000661730766296</text:p>
          </table:table-cell>
          <table:table-cell office:value-type="float" office:value="0.000545859336853027" calcext:value-type="float">
            <text:p>0.0005458593368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242" calcext:value-type="float">
            <text:p>0.242</text:p>
          </table:table-cell>
          <table:table-cell table:style-name="ce1" office:value-type="float" office:value="6.3744490146637" calcext:value-type="float">
            <text:p>6.3744490146637</text:p>
          </table:table-cell>
          <table:table-cell office:value-type="float" office:value="0.00132119655609131" calcext:value-type="float">
            <text:p>0.001321196556091</text:p>
          </table:table-cell>
          <table:table-cell office:value-type="float" office:value="0.000830411911010742" calcext:value-type="float">
            <text:p>0.000830411911011</text:p>
          </table:table-cell>
          <table:table-cell office:value-type="float" office:value="0.000538349151611328" calcext:value-type="float">
            <text:p>0.0005383491516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float" office:value="0.197" calcext:value-type="float">
            <text:p>0.197</text:p>
          </table:table-cell>
          <table:table-cell office:value-type="float" office:value="8.59650087356567" calcext:value-type="float">
            <text:p>8.59650087356567</text:p>
          </table:table-cell>
          <table:table-cell office:value-type="float" office:value="0.00262320041656494" calcext:value-type="float">
            <text:p>0.002623200416565</text:p>
          </table:table-cell>
          <table:table-cell office:value-type="float" office:value="0.00142312049865723" calcext:value-type="float">
            <text:p>0.001423120498657</text:p>
          </table:table-cell>
          <table:table-cell office:value-type="float" office:value="0.00120079517364502" calcext:value-type="float">
            <text:p>0.0012007951736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" office:value-type="float" office:value="0.219" calcext:value-type="float">
            <text:p>0.219</text:p>
          </table:table-cell>
          <table:table-cell office:value-type="float" office:value="5.76445031166077" calcext:value-type="float">
            <text:p>5.76445031166077</text:p>
          </table:table-cell>
          <table:table-cell office:value-type="float" office:value="0.00322246551513672" calcext:value-type="float">
            <text:p>0.003222465515137</text:p>
          </table:table-cell>
          <table:table-cell office:value-type="float" office:value="0.00229907035827637" calcext:value-type="float">
            <text:p>0.002299070358276</text:p>
          </table:table-cell>
          <table:table-cell office:value-type="float" office:value="0.00103604793548584" calcext:value-type="float">
            <text:p>0.001036047935486</text:p>
          </table:table-cell>
        </table:table-row>
      </table:table>
      <table:table table:name="IoT" table:style-name="ta1">
        <table:table-column table:style-name="co8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Camera Number</text:p>
          </table:table-cell>
          <table:table-cell table:style-name="Default" office:value-type="string" calcext:value-type="string">
            <text:p>Transformation Runtime</text:p>
          </table:table-cell>
          <table:table-cell table:style-name="Default" office:value-type="string" calcext:value-type="string">
            <text:p>Init Runtime</text:p>
          </table:table-cell>
          <table:table-cell table:style-name="Default" office:value-type="string" calcext:value-type="string">
            <text:p>Mean Simulation Runtime</text:p>
          </table:table-cell>
          <table:table-cell table:style-name="Default" office:value-type="string" calcext:value-type="string">
            <text:p>Mean Stochastic Runtime</text:p>
          </table:table-cell>
          <table:table-cell table:style-name="Default" office:value-type="string" calcext:value-type="string">
            <text:p>Mean Deterministic Run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2" calcext:value-type="float">
            <text:p>0.402</text:p>
          </table:table-cell>
          <table:table-cell office:value-type="float" office:value="7.23617124557495" calcext:value-type="float">
            <text:p>7.23617124557495</text:p>
          </table:table-cell>
          <table:table-cell office:value-type="float" office:value="0.00412869453430176" calcext:value-type="float">
            <text:p>0.004128694534302</text:p>
          </table:table-cell>
          <table:table-cell office:value-type="float" office:value="0.00161647796630859" calcext:value-type="float">
            <text:p>0.001616477966309</text:p>
          </table:table-cell>
          <table:table-cell office:value-type="float" office:value="0.00213742256164551" calcext:value-type="float">
            <text:p>0.0021374225616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43" calcext:value-type="float">
            <text:p>0.343</text:p>
          </table:table-cell>
          <table:table-cell office:value-type="float" office:value="6.10956192016602" calcext:value-type="float">
            <text:p>6.10956192016602</text:p>
          </table:table-cell>
          <table:table-cell office:value-type="float" office:value="0.00690829753875732" calcext:value-type="float">
            <text:p>0.006908297538757</text:p>
          </table:table-cell>
          <table:table-cell office:value-type="float" office:value="0.00271046161651611" calcext:value-type="float">
            <text:p>0.002710461616516</text:p>
          </table:table-cell>
          <table:table-cell office:value-type="float" office:value="0.00396907329559326" calcext:value-type="float">
            <text:p>0.0039690732955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3" calcext:value-type="float">
            <text:p>0.293</text:p>
          </table:table-cell>
          <table:table-cell office:value-type="float" office:value="6.12277865409851" calcext:value-type="float">
            <text:p>6.12277865409851</text:p>
          </table:table-cell>
          <table:table-cell office:value-type="float" office:value="0.0152664184570313" calcext:value-type="float">
            <text:p>0.015266418457031</text:p>
          </table:table-cell>
          <table:table-cell office:value-type="float" office:value="0.00452733039855957" calcext:value-type="float">
            <text:p>0.00452733039856</text:p>
          </table:table-cell>
          <table:table-cell office:value-type="float" office:value="0.01088547706604" calcext:value-type="float">
            <text:p>0.01088547706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88" calcext:value-type="float">
            <text:p>0.288</text:p>
          </table:table-cell>
          <table:table-cell table:style-name="ce1" office:value-type="float" office:value="7.13387274742126" calcext:value-type="float">
            <text:p>7.13387274742126</text:p>
          </table:table-cell>
          <table:table-cell table:style-name="ce1" office:value-type="float" office:value="0.0295398235321045" calcext:value-type="float">
            <text:p>0.029539823532105</text:p>
          </table:table-cell>
          <table:table-cell table:style-name="ce1" office:value-type="float" office:value="0.00758767127990723" calcext:value-type="float">
            <text:p>0.007587671279907</text:p>
          </table:table-cell>
          <table:table-cell table:style-name="ce1" office:value-type="float" office:value="0.0212277173995972" calcext:value-type="float">
            <text:p>0.0212277173995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13" calcext:value-type="float">
            <text:p>0.313</text:p>
          </table:table-cell>
          <table:table-cell office:value-type="float" office:value="6.91649532318115" calcext:value-type="float">
            <text:p>6.91649532318115</text:p>
          </table:table-cell>
          <table:table-cell office:value-type="float" office:value="0.0673655271530151" calcext:value-type="float">
            <text:p>0.067365527153015</text:p>
          </table:table-cell>
          <table:table-cell office:value-type="float" office:value="0.019325852394104" calcext:value-type="float">
            <text:p>0.019325852394104</text:p>
          </table:table-cell>
          <table:table-cell office:value-type="float" office:value="0.0424344539642334" calcext:value-type="float">
            <text:p>0.042434453964233</text:p>
          </table:table-cell>
        </table:table-row>
      </table:table>
      <table:table table:name="Orion" table:style-name="ta1">
        <table:table-column table:style-name="co9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office:value-type="string" calcext:value-type="string">
            <text:p>Endpoint Number</text:p>
          </table:table-cell>
          <table:table-cell table:style-name="Default" office:value-type="string" calcext:value-type="string">
            <text:p>Transformation Runtime</text:p>
          </table:table-cell>
          <table:table-cell table:style-name="Default" office:value-type="string" calcext:value-type="string">
            <text:p>Init Runtime</text:p>
          </table:table-cell>
          <table:table-cell table:style-name="Default" office:value-type="string" calcext:value-type="string">
            <text:p>Mean Simulation Runtime</text:p>
          </table:table-cell>
          <table:table-cell table:style-name="Default" office:value-type="string" calcext:value-type="string">
            <text:p>Mean Stochastic Runtime</text:p>
          </table:table-cell>
          <table:table-cell table:style-name="Default" office:value-type="string" calcext:value-type="string">
            <text:p>Mean Deterministic Run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9" calcext:value-type="float">
            <text:p>0.309</text:p>
          </table:table-cell>
          <table:table-cell office:value-type="float" office:value="5.32163977622986" calcext:value-type="float">
            <text:p>5.32163977622986</text:p>
          </table:table-cell>
          <table:table-cell office:value-type="float" office:value="0.00125038623809814" calcext:value-type="float">
            <text:p>0.001250386238098</text:p>
          </table:table-cell>
          <table:table-cell office:value-type="float" office:value="0.000913858413696289" calcext:value-type="float">
            <text:p>0.000913858413696</text:p>
          </table:table-cell>
          <table:table-cell office:value-type="float" office:value="0.000329732894897461" calcext:value-type="float">
            <text:p>0.0003297328948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1" calcext:value-type="float">
            <text:p>0.361</text:p>
          </table:table-cell>
          <table:table-cell office:value-type="float" office:value="5.13980412483215" calcext:value-type="float">
            <text:p>5.13980412483215</text:p>
          </table:table-cell>
          <table:table-cell office:value-type="float" office:value="0.00169491767883301" calcext:value-type="float">
            <text:p>0.001694917678833</text:p>
          </table:table-cell>
          <table:table-cell office:value-type="float" office:value="0.00142323970794678" calcext:value-type="float">
            <text:p>0.001423239707947</text:p>
          </table:table-cell>
          <table:table-cell office:value-type="float" office:value="0.000293731689453125" calcext:value-type="float">
            <text:p>0.000293731689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2" calcext:value-type="float">
            <text:p>0.252</text:p>
          </table:table-cell>
          <table:table-cell office:value-type="float" office:value="4.95110440254211" calcext:value-type="float">
            <text:p>4.95110440254211</text:p>
          </table:table-cell>
          <table:table-cell office:value-type="float" office:value="0.00245368480682373" calcext:value-type="float">
            <text:p>0.002453684806824</text:p>
          </table:table-cell>
          <table:table-cell office:value-type="float" office:value="0.00212514400482178" calcext:value-type="float">
            <text:p>0.002125144004822</text:p>
          </table:table-cell>
          <table:table-cell office:value-type="float" office:value="0.000301718711853027" calcext:value-type="float">
            <text:p>0.0003017187118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1" calcext:value-type="float">
            <text:p>0.271</text:p>
          </table:table-cell>
          <table:table-cell office:value-type="float" office:value="5.24176120758057" calcext:value-type="float">
            <text:p>5.24176120758057</text:p>
          </table:table-cell>
          <table:table-cell office:value-type="float" office:value="0.00458395481109619" calcext:value-type="float">
            <text:p>0.004583954811096</text:p>
          </table:table-cell>
          <table:table-cell office:value-type="float" office:value="0.00408315658569336" calcext:value-type="float">
            <text:p>0.004083156585693</text:p>
          </table:table-cell>
          <table:table-cell office:value-type="float" office:value="0.00033259391784668" calcext:value-type="float">
            <text:p>0.0003325939178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29" calcext:value-type="float">
            <text:p>0.429</text:p>
          </table:table-cell>
          <table:table-cell office:value-type="float" office:value="8.30532503128052" calcext:value-type="float">
            <text:p>8.30532503128052</text:p>
          </table:table-cell>
          <table:table-cell office:value-type="float" office:value="0.00850296020507813" calcext:value-type="float">
            <text:p>0.008502960205078</text:p>
          </table:table-cell>
          <table:table-cell office:value-type="float" office:value="0.00765299797058106" calcext:value-type="float">
            <text:p>0.007652997970581</text:p>
          </table:table-cell>
          <table:table-cell office:value-type="float" office:value="0.000379085540771484" calcext:value-type="float">
            <text:p>0.0003790855407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2T21:56:39.622118836</meta:creation-date>
    <dc:date>2022-10-23T00:48:44.316027632</dc:date>
    <meta:editing-duration>PT49M52S</meta:editing-duration>
    <meta:editing-cycles>16</meta:editing-cycles>
    <meta:generator>LibreOffice/6.0.7.3$Linux_X86_64 LibreOffice_project/00m0$Build-3</meta:generator>
    <meta:document-statistic meta:table-count="3" meta:cell-count="108" meta:object-count="0"/>
  </office:meta>
</office:document-meta>
</file>